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2.802in" style:type="center"/>
          <style:tab-stop style:position="5.6043in" style:type="right"/>
        </style:tab-stops>
      </style:paragraph-properties>
    </style:style>
    <style:style style:name="P2" style:family="paragraph" style:parent-style-name="Title3">
      <style:paragraph-properties fo:break-before="page"/>
    </style:style>
    <style:style style:name="P3" style:family="paragraph" style:parent-style-name="Heading_20_4">
      <style:text-properties fo:font-weight="normal" style:font-weight-asian="normal" style:font-weight-complex="normal"/>
    </style:style>
    <style:style style:name="P4" style:family="paragraph" style:parent-style-name="Title2">
      <style:text-properties fo:color="#000000"/>
    </style:style>
    <style:style style:name="P5" style:family="paragraph" style:parent-style-name="Title1" style:master-page-name="Cover_20_Page">
      <style:paragraph-properties style:page-number="auto"/>
    </style:style>
    <style:style style:name="P6" style:family="paragraph" style:parent-style-name="Heading_20_1">
      <style:text-properties fo:font-weight="normal" style:font-weight-asian="normal" style:font-weight-complex="normal"/>
    </style:style>
    <style:style style:name="P7" style:family="paragraph" style:parent-style-name="Heading_20_2">
      <style:text-properties fo:font-weight="normal" style:font-weight-asian="normal" style:font-weight-complex="normal"/>
    </style:style>
    <style:style style:name="P8" style:family="paragraph" style:parent-style-name="Heading_20_3">
      <style:text-properties fo:font-weight="normal" style:font-weight-asian="normal" style:font-weight-complex="normal"/>
    </style:style>
    <style:style style:name="T1" style:family="text">
      <style:text-properties fo:color="#000000"/>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Title1"/>
      <text:p text:style-name="Title1"/>
      <text:p text:style-name="Title1"/>
      <text:p text:style-name="Title1"/>
      <text:p text:style-name="Title1"/>
      <text:p text:style-name="Title1"/>
      <text:p text:style-name="Title1"/>
      <text:p text:style-name="Title1"/>
      <text:p text:style-name="Title1"/>
      <text:p text:style-name="Title1"/>
      <text:p text:style-name="Title1"/>
      <text:p text:style-name="Title1"/>
      <text:p text:style-name="Title1"/>
      <text:p text:style-name="Title1"/>
      <text:p text:style-name="Title1"/>
      <text:p text:style-name="Title1"/>
      <text:p text:style-name="Title1">"THE END"</text:p>
      <text:p text:style-name="Title1"/>
      <text:p text:style-name="Title1">PILOT EPISODE A</text:p>
      <text:p text:style-name="Title1"/>
      <text:p text:style-name="Title1"/>
      <text:p text:style-name="Title1"/>
      <text:p text:style-name="Title1"/>
      <text:p text:style-name="Title1">Screenplay by</text:p>
      <text:p text:style-name="Title1"/>
      <text:p text:style-name="Title1">OWEN SWERKSTROM</text:p>
      <text:p text:style-name="Title1"/>
      <text:p text:style-name="Title1"/>
      <text:p text:style-name="Title1"/>
      <text:p text:style-name="Title1"/>
      <text:p text:style-name="Title1"/>
      <text:p text:style-name="Title1"/>
      <text:p text:style-name="Title1"/>
      <text:p text:style-name="Title1"/>
      <text:p text:style-name="Title2"/>
      <text:p text:style-name="Title2"/>
      <text:p text:style-name="Title2"/>
      <text:p text:style-name="Title2"/>
      <text:p text:style-name="Title2"/>
      <text:p text:style-name="Title2"/>
      <text:p text:style-name="Title2"/>
      <text:p text:style-name="Title2"/>
      <text:p text:style-name="Title2"/>
      <text:p text:style-name="Title2">© 2009 Owen Swerkstrom</text:p>
      <text:p text:style-name="Title2"/>
      <text:p text:style-name="Title2"><text:a xlink:type="simple" xlink:href="mailto:_@_.com?subject=screenplay" office:target-frame-name="_blank" xlink:show="new"><text:span text:style-name="T1">owenswerk@gmail.com</text:span></text:a></text:p>
      <text:p text:style-name="P4"/>
      <text:p text:style-name="Title2">3451 Peregrine Road</text:p>
      <text:p text:style-name="Title2">Eagle Mountain UT 84005</text:p>
      <text:p text:style-name="Title2"/>
      <text:p text:style-name="Title2"/>
      <text:p text:style-name="P2">"THE END"</text:p>
      <text:p text:style-name="Heading_20_1">EXT. PUBLIC SPACE ELEVATOR STATION - DAY</text:p>
      <text:p text:style-name="Heading_20_1">MIKE and others are awaiting a lift car (as one would wait for a train) and talking to friends LIISA and ROB before his departure.</text:p>
      <text:p text:style-name="Heading_20_2">ROB</text:p>
      <text:p text:style-name="Heading_20_4">You and your bad timing. <text:s/>You're finally going to fly that thing, and I don't even get to see it off!</text:p>
      <text:p text:style-name="Heading_20_2">MIKE</text:p>
      <text:p text:style-name="Heading_20_4">Ah, you'll come up next time. Both of you. <text:s/>After I work the kinks out.</text:p>
      <text:p text:style-name="Heading_20_2">LIISA</text:p>
      <text:p text:style-name="Heading_20_4">Don't say that! <text:s/>No kinks! <text:s/>Give my man some credit!</text:p>
      <text:p text:style-name="Heading_20_1">LIISA turns to ROB, with a prideful half-hug.</text:p>
      <text:p text:style-name="Heading_20_2">LIISA (CONT'D)</text:p>
      <text:p text:style-name="Heading_20_4">If it weren't for you, he'd never have even gotten that beater back in orbit -</text:p>
      <text:p text:style-name="Heading_20_2">ROB</text:p>
      <text:p text:style-name="Heading_20_3">(interrupting, quickly reminded)</text:p>
      <text:p text:style-name="Heading_20_4">Oh! <text:s/>Speaking of, I got phys copies of the repositories. <text:s/>S7 or no, I don't trust any link past the belt. <text:s/>Grabbed an extra backup of mil-stable, couple of developer flavors, one with an unsuppressed visor...</text:p>
      <text:p text:style-name="Heading_20_1">ROB hands MIKE a small data device, Mike pockets it. <text:s/>Other waiting passengers begin picking up their luggage and looking up. <text:s/>MOTOR NOISE gets louder as the lift car descends, slowing down. <text:s/>Airlocks spin open with RUSHING AIR, and the lift car's large doors lift open.</text:p>
      <text:p text:style-name="Heading_20_1">Returning passengers leave the lift car and waiting passengers board, stowing luggage and finding seats.</text:p>
      <text:p text:style-name="Heading_20_2"><text:soft-page-break/>ROB</text:p>
      <text:p text:style-name="Heading_20_4">Guess this is it for what, a month or so, eh?</text:p>
      <text:p text:style-name="Heading_20_2">MIKE</text:p>
      <text:p text:style-name="Heading_20_3">(nods)</text:p>
      <text:p text:style-name="Heading_20_4">Flight's scoped for thirty-one days, got clearance for thirty-five. <text:s/>Our bucket takes any longer than that...</text:p>
      <text:p text:style-name="Heading_20_2">MIKE (ConT'D)</text:p>
      <text:p text:style-name="Heading_20_3">(to ROB, in good humor)</text:p>
      <text:p text:style-name="Heading_20_4">...and I'm sticking you with the fine.</text:p>
      <text:p text:style-name="Heading_20_2">LIISA</text:p>
      <text:p text:style-name="Heading_20_4">There goes the wedding fund. <text:s/>Have you ever been on time for anything? <text:s/>Ever?</text:p>
      <text:p text:style-name="Heading_20_2">MIKE</text:p>
      <text:p text:style-name="Heading_20_3">(picking up his large cargo bag)</text:p>
      <text:p text:style-name="Heading_20_4">Right now you're the one making me late! <text:s/>See you guys in a month!</text:p>
      <text:p text:style-name="Heading_20_1">MIKE slowly walks toward the lift car while waving back to ROB and LIISA.</text:p>
      <text:p text:style-name="Heading_20_2">ROB</text:p>
      <text:p text:style-name="Heading_20_4">Be careful with that link dish this time, I'm not buying another one!</text:p>
      <text:p text:style-name="Heading_20_2">LIISA</text:p>
      <text:p text:style-name="Heading_20_4">Don't stop for space hobos!</text:p>
      <text:p text:style-name="Heading_20_1">MIKE boards the lift car. <text:s/>The lift doors and airlocks close, MOTOR NOISE winds up as the car begins ascending the space elevator. <text:s/>ROB and LIISA wave, then turn and leave the platform.</text:p>
      <text:p text:style-name="Heading_20_1">EXT. BRAZIL GAMMA STATION – SPACE</text:p>
      <text:p text:style-name="Heading_20_1">SILENCE. <text:s/>100,000 km above Earth - A huge space station sits atop an array of tiny elevator ribbons, eight arranged in a circle and one slightly wider in the center. <text:s/>This wider ribbon extends through and beyond the station, capped with a massive counterweight, and with lesser counterweight cars along it. <text:s/>The station itself is wheel-shaped, with <text:soft-page-break/>many pier arms protruding outward. <text:s/>Along these arms, assorted substations and spacecraft are docked with the. <text:s/>The upper decks hold military and large commercial ships, average craft size decreases towards the lower decks, where satellites and other small craft launch and dock.</text:p>
      <text:p text:style-name="Heading_20_1">Lift cars run up and down most of the eight outer ribbons, stopping at several decks. <text:s/>One car is ascending approaching H deck (a lower deck) and preparing to stop.</text:p>
      <text:p text:style-name="Heading_20_1">INT. LIFT CAR – SPACE</text:p>
      <text:p text:style-name="Heading_20_1">Passengers bustle as the car approaches the stop, collecting their luggage and putting away books and several computer type devices. <text:s/>Mike looks up and puts away a hand-held game. <text:s/>(Tong should be briefly visible on-screen.)</text:p>
      <text:p text:style-name="Heading_20_1">MOTORS wind down, AIRLOCKS and DOORS open, and some passengers including Mike leave the lift car.</text:p>
      <text:p text:style-name="Heading_20_1">INT. BRAZIL GAMMA STATION – SPACE</text:p>
      <text:p text:style-name="Heading_20_1">Mike carries his large cargo bag through the station and steps onto a wide, sideways conveyor belt. <text:s/>The belt is actually a huge ring moving counterclockwise, with benches and nearby windows looking into space between arms of the station. <text:s/>The conveyor is quite capacious, but mostly empty at the moment.</text:p>
      <text:p text:style-name="Heading_20_1">EXT. BRAZIL GAMMA STATION – SPACE</text:p>
      <text:p text:style-name="Heading_20_1">Around the bottom of the station, docked on many arms are many small spacecraft and satellites. <text:s/>One arm in particular has several craft which are being worked on externally by people in space suits – a hobbyist wing of sorts.</text:p>
      <text:p text:style-name="Heading_20_1">Near the inside of the station arm, several people are welding on a relatively large ship. <text:s/>MIKE's ship is next to it, visible from inside the ring of the station.</text:p>
      <text:p text:style-name="Heading_20_1">INT. BRAZIL GAMMA STATION – SPACE</text:p>
      <text:p text:style-name="Heading_20_1">MIKE leaves the conveyor ring and walks down the gate towards his ship, still visible through the large windows in the station. <text:s/>Near each docking port is a grid of lockers. <text:s/>Mike arrives at port D02, his ship's docking port and presses a large call button. <text:s/>While waiting for a station attendant he opens a nearby <text:soft-page-break/>locker with an electronic key and takes out a smaller cargo bag. From his larger bag he pulls out a clipboard-sized pad as an ATTENDANT approaches.</text:p>
      <text:p text:style-name="Heading_20_2">ATTENDANT</text:p>
      <text:p text:style-name="Heading_20_4">Lot of supplies this time!</text:p>
      <text:p text:style-name="Heading_20_1">MIKE hands the pad to the attendant.</text:p>
      <text:p text:style-name="Heading_20_2">ATTENDANT (CONT'D)</text:p>
      <text:p text:style-name="Heading_20_4">How many more parts are even gonna fit in ... Oh! <text:s/>Today's the day, huh?</text:p>
      <text:p text:style-name="Heading_20_2">MIKE</text:p>
      <text:p text:style-name="Heading_20_3">(nods)</text:p>
      <text:p text:style-name="Heading_20_4">Maiden voyage!</text:p>
      <text:p text:style-name="Heading_20_2">ATTENDANT</text:p>
      <text:p text:style-name="Heading_20_3">(skimming over pad, mumbling smalltalk)</text:p>
      <text:p text:style-name="P3">Nice time for a Jupiter sling, moons will all be in sunlight. </text:p>
      <text:p text:style-name="Heading_20_2">ATTENDANT (CONT'D)</text:p>
      <text:p text:style-name="Heading_20_4"><text:span text:style-name="T2">BG-</text:span>HD02. <text:s/>Still just the station designation? <text:s/>Haven't named her yet?</text:p>
      <text:p text:style-name="Heading_20_2">MIKE</text:p>
      <text:p text:style-name="Heading_20_4">Not yet. <text:s/>Why, you got a good one?</text:p>
      <text:p text:style-name="Heading_20_2">ATTENDANT</text:p>
      <text:p text:style-name="Heading_20_3">(teasing)</text:p>
      <text:p text:style-name="Heading_20_4">I still like “The Bucket”.</text:p>
      <text:p text:style-name="Heading_20_2">MIKE</text:p>
      <text:p text:style-name="Heading_20_4">Figure I'll find out what kind of personality it's got in flight, see if it's more of a “Majestic Bucket” or a “Grumpy Snail Bucket”.</text:p>
      <text:p text:style-name="Heading_20_1">The station ATTENDANT physically and electronically stamps MIKE's pad and uses the hand pad near the docking port. <text:s/>The airlock's station-side door opens with a HEAVY MECHANICAL SLIDE. <text:s/>ATTENDANT hands the pad back to MIKE.</text:p>
      <text:p text:style-name="Heading_20_2">ATTENDANT</text:p>
      <text:p text:style-name="P3">Well, best of luck! <text:s/>Gonna be different here, I was starting to think of her as part of the station.</text:p>
      <text:p text:style-name="P6"><text:soft-page-break/>MIKE returns the pad to his bag, nods to the ATTENDANT and makes his way into the airlock.</text:p>
      <text:p text:style-name="P6">MIKE opens the ship-side airlock door, turns to salute the ATTENDANT, and enters his ship.</text:p>
      <text:p text:style-name="Heading_20_1">EXT. BRAZIL GAMMA STATION – SPACE</text:p>
      <text:p text:style-name="P6">SILENCE. <text:s/>The station ATTENDANT can be seen through the station's windows, closing the airlock.</text:p>
      <text:p text:style-name="P6">MIKE's ship is mainly cylinder shaped, docked at the rear to the station. <text:s/>The rear module of the ship is circled by an array of ion engines. <text:s/>The main body of the ship is almost completely covered in solar panels, with a solar sail collapsed umbrella-style around the forward quarter. At the front of the ship is a heat-shielded emergency lander module.</text:p>
      <text:p text:style-name="P6">INT. SHIP – SPACE</text:p>
      <text:p text:style-name="P6">The rear half of the ship is a large cargo hold. <text:s/>The back wall has the main personnel hatch which MIKE has just come through, and a larger cargo hatch. <text:s/>A few canisters and crates are still hooked to the floor/wall/ceiling (the hold is circular) from the ship's days as a military recon vehicle. <text:s/>Forward from the hold, the remainder of the ship's interior spins when the ship is running, providing cheap low-level artificial gravity. <text:s/>A hallway through this area has small rooms and passages on each side leading to sleeping quarters, a medical infirmary, and a general purpose lab, all spartan but with some odds and ends on-board. <text:s/>Towards the front of the ship is a more open commons area including a kitchen and tables, and the cockpit, which is self-contained within the detachable emergency lander. <text:s/>The ship has no windows, but an array of cameras on the ship's exterior feed into the ship's computer so that any on-board monitor may display a real-time view in any direction.</text:p>
      <text:p text:style-name="P6">As he walks through to the front of the ship, MIKE powers up the ship's engine, lighting, and monitor systems. <text:s/>When he reaches the cockpit, he takes some electronic modules from his cargo bag and plugs them in to the primary computer system chassis under the maintenance console.</text:p>
      <text:p text:style-name="P6">MIKE powers up the primary computer system and sits down at the captain's console.</text:p>
      <text:p text:style-name="P7"><text:soft-page-break/>MIKE</text:p>
      <text:p text:style-name="P8">(authenticating on the console)</text:p>
      <text:p text:style-name="P3">Home sweet home, for the next month. <text:s/>Guess it's just you and me...</text:p>
      <text:p text:style-name="P6">MIKE finishes authentication mid-sentence.</text:p>
      <text:p text:style-name="P7">MIKE (CONT'D)</text:p>
      <text:p text:style-name="P3">...isn't that right, AURORA?</text:p>
      <text:p text:style-name="P6">AURORA is the ship's primary computer system's visor, or artificial intelligence unit. <text:s/>Like all AIs that serve in vital capacities, AURORA's self-awareness is suppressed.</text:p>
      <text:p text:style-name="P7">AURORA</text:p>
      <text:p text:style-name="P3">Pardon, captain MIKE?</text:p>
      <text:p text:style-name="P7">MIKE</text:p>
      <text:p text:style-name="P3">Nothing. <text:s/>Today's the day, Aurora. Perform a full systems check and get us cleared for take-off. <text:s/>You ready to take a ride?</text:p>
      <text:p text:style-name="P7">AURORA</text:p>
      <text:p text:style-name="P3">Systems test in progress. <text:s/>Clearance request pending test results. <text:s/>...Readiness also pending test results.</text:p>
      <text:p text:style-name="P6">MIKE rolls his eyes. <text:s/>He is used to talking with less formal visors.</text:p>
      <text:p text:style-name="P7">AURORA</text:p>
      <text:p text:style-name="P3">The ship is cleared for departure pending decoupling and captain's approval of a remote-navigated exit path.</text:p>
      <text:p text:style-name="P7">MIKE</text:p>
      <text:p text:style-name="P3">Remote... <text:s/>We at a higher alert? <text:s/>How come I can't take us out by hand?</text:p>
      <text:p text:style-name="P7">AURORA</text:p>
      <text:p text:style-name="Heading_20_4"><text:span text:style-name="T2">Confirmed. <text:s/>Security protocols at inner stations have been flagged to alert 7. <text:s/>Antimatter exchange tests are being conducted at Sol station Beta over the next three </text:span><text:soft-page-break/><text:span text:style-name="T2">weeks. <text:s/>The raised alert status was recommended by the scientific -</text:span></text:p>
      <text:p text:style-name="P7">MIKE</text:p>
      <text:p text:style-name="P8">(impatient)</text:p>
      <text:p text:style-name="P3">All right, yeah I read about that.</text:p>
      <text:p text:style-name="P7">MIKE (CONT'D)</text:p>
      <text:p text:style-name="P8">(sarcastic, pouting)</text:p>
      <text:p text:style-name="P3">'Course, some lab ninety-three million miles away is breaking in a new chemistry set. <text:s/>Couldn't let me fly my own ship under those conditions now, could we?</text:p>
      <text:p text:style-name="P7">AURORA</text:p>
      <text:p text:style-name="P3">Pardon, captain Mike?</text:p>
      <text:p text:style-name="P7">MIKE</text:p>
      <text:p text:style-name="P3">Hm? <text:s/>Nothing. ...You don't need to call me “captain”, you know. <text:s/>No “captain” I've ever met would be caught dead in a bucket with no munitions license. <text:s/>Wouldn't want to be left unarmed in the case of a vicious asteroid mugging.</text:p>
      <text:p text:style-name="P6">MIKE stops rambling for a moment. <text:s/>Light FAN and ION ENGINE IDLE humming is all that can be heard. <text:s/>Some small indicators on the console light.</text:p>
      <text:p text:style-name="P7">AURORA</text:p>
      <text:p text:style-name="P3">All systems confirmed operational. <text:s/>Awaiting approval of remote -</text:p>
      <text:p text:style-name="P7">MIKE</text:p>
      <text:p text:style-name="P8">(interrupting)</text:p>
      <text:p text:style-name="P3">Oh, right, the remote navigation. Yeah, permitted. <text:s/>Un-docking now.</text:p>
      <text:p text:style-name="P6">MIKE pulls the docking release, and the ship is detached from the docking port.</text:p>
      <text:p text:style-name="P7">MIKE (CONT'D)</text:p>
      <text:p text:style-name="P3">Get me manual control as soon as we're clear though, eh?</text:p>
      <text:p text:style-name="P7">AURORA</text:p>
      <text:p text:style-name="P3">Confirmed. <text:s/>The ship is now under Brazil Gamma Station navigation, operator H-A08.</text:p>
      <text:p text:style-name="P6">EXT. SHIP – SPACE</text:p>
      <text:p text:style-name="P6"><text:soft-page-break/>SILENCE. <text:s/>MIKE's ship leaves the station and moves in a wide arc, gaining speed as its ion engines intensify. <text:s/>The entire station and its thread-like tethers are visible against the Earth. </text:p>
      <text:p text:style-name="P7">AURORA</text:p>
      <text:p text:style-name="P3">Remote navigation will cease in ten seconds.</text:p>
      <text:p text:style-name="P6">Mike's ship is heading away from the station, away from Earth, and into the emptiness of space.</text:p>
      <text:p text:style-name="P6">INT.</text:p>
      <text:p text:style-name="P6">The station's artificial gravity no longer affects Mike within his ship. <text:s/>The ship's own poor-man's artificial gravity is noticeably weaker.</text:p>
      <text:p text:style-name="P7">AURORA</text:p>
      <text:p text:style-name="P3">Manual control in five, four, three, two, one. <text:s/>The helm is yours, captain Mike.</text:p>
      <text:p text:style-name="P7">MIKE</text:p>
      <text:p text:style-name="P3">Now we're talkin'. <text:s/>Let's see what this old bucket -</text:p>
      <text:p text:style-name="P7">AURORA</text:p>
      <text:p text:style-name="P3">Pardon, captain Mike?</text:p>
      <text:p text:style-name="P7">MIKE</text:p>
      <text:p text:style-name="P3">Oh for -! <text:s/>Enough with the “pardon”ing. ...And don't call me “captain”. <text:s/>...In fact, just shut up for a while. <text:s/>...Right.</text:p>
      <text:p text:style-name="P6">EXT.</text:p>
      <text:p text:style-name="P6">The ship is moving farther from the station, now under Mike's control.</text:p>
      <text:p text:style-name="P7">MIKE (CONT'D)</text:p>
      <text:p text:style-name="P3">Let's see what this old bucket can do.</text:p>
      <text:p text:style-name="P6">The ship deploys its solar sail, which opens up in a very wide umbrella shape around the front of the craft. <text:s/>At the same time, the ion engines intensify greatly. <text:s/>The ship smoothly speeds off into space. SCORE swells.</text:p>
      <text:p text:style-name="P6">BLACK – END OF ACT 1</text:p>
      <text:p text:style-name="P6"><text:soft-page-break/>EXT. SHIP – SPACE</text:p>
      <text:p text:style-name="P6">LOUD UPBEAT ROCK MUSIC blares. <text:s/>Mike's ship grows from a tiny speck as it speeds nearer. <text:s/>The ship passes by extremely close and extremely fast, solar sail full and ion drives bright. <text:s/>As quickly as it approached, it shrinks into the distance.</text:p>
      <text:p text:style-name="P6">INT. SHIP - CONTINUOUS</text:p>
      <text:p text:style-name="P6">LOUD MUSIC continues. <text:s/>MIKE is singing along, playing air guitar, dancing very whitely, generally making a fool of himself with nobody around to see or care.</text:p>
      <text:p text:style-name="P6">Monitors in the cockpit show views of star fields in different directions, the ship's progress along its plotted course, visualizations of the music, flight and instrumentation statistics, and pictures of Mike, Rob, Liisa, and others.</text:p>
      <text:p text:style-name="P6">Cut abruptly, MELLOW MUSIC is playing, lights are lower, and Mike dressed differently, lying on a bed in one of the sleeping quarters, reading a book. <text:s/>The room is beginning to look a bit like a bachelor's sty, food wrappers and gadgets strewn about.</text:p>
      <text:p text:style-name="P6">A pile of clothes sits on the floor. <text:s/>Fade to same pile after several days, having piled up a bit. <text:s/>Mike rummages a bit and pulls a relatively clean shirt from near the top of the pile.</text:p>
      <text:p text:style-name="P6">Yawning, Mike shuffles through the hallway and fills a pack of water in the commons area and heads into the cockpit.</text:p>
      <text:p text:style-name="P7">MIKE</text:p>
      <text:p text:style-name="P3">How's the link today AURORA?</text:p>
      <text:p text:style-name="P7">AURORA</text:p>
      <text:p text:style-name="P3">Signal integrity at twelve per cent and declining. <text:s/>Band averaging ten per cent capac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701in" fo:line-height="0.1799in" fo:orphans="2" fo:widows="2" style:page-number="auto" fo:background-color="transparent" style:shadow="none">
        <style:tab-stops/>
        <style:background-image/>
      </style:paragraph-properties>
      <style:text-properties style:font-name="Courier New"/>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list-style-name="" style:class="text" style:master-page-name="">
      <style:paragraph-properties fo:margin-left="0in" fo:margin-right="0in" fo:margin-top="0in" fo:margin-bottom="0.1701in" fo:line-height="0.1799in" fo:text-align="start" style:justify-single-word="false" fo:orphans="2" fo:widows="2" fo:text-indent="0in" style:auto-text-indent="false" style:page-number="auto" fo:background-color="transparent" style:shadow="none" fo:keep-with-next="auto">
        <style:tab-stops/>
        <style:background-image/>
      </style:paragraph-properties>
      <style:text-properties style:font-name="Courier New" fo:font-size="12pt" fo:font-weight="normal" style:font-size-asian="115%" style:font-weight-asian="bold" style:font-size-complex="115%" style:font-weight-complex="bold"/>
    </style:style>
    <style:style style:name="Heading_20_2" style:display-name="Heading 2" style:family="paragraph" style:next-style-name="Heading_20_4" style:list-style-name="" style:class="text" style:master-page-name="">
      <style:paragraph-properties fo:margin-left="2.4in" fo:margin-right="0in" fo:margin-top="0in" fo:margin-bottom="0in" fo:line-height="0.1799in" fo:keep-together="always" fo:orphans="0" fo:widows="0" fo:text-indent="0in" style:auto-text-indent="false" style:page-number="auto" fo:keep-with-next="always">
        <style:tab-stops/>
      </style:paragraph-properties>
      <style:text-properties fo:text-transform="uppercase" style:font-name="Courier New" fo:font-size="12pt" fo:font-style="normal" fo:font-weight="normal" style:font-size-asian="14pt" style:font-style-asian="italic" style:font-weight-asian="bold" style:font-size-complex="14pt" style:font-style-complex="italic" style:font-weight-complex="bold"/>
    </style:style>
    <style:style style:name="Drawing" style:family="paragraph" style:parent-style-name="Caption" style:class="extra"/>
    <style:style style:name="Heading_20_3" style:display-name="Heading 3" style:family="paragraph" style:next-style-name="Heading_20_4" style:list-style-name="" style:class="text" style:master-page-name="">
      <style:paragraph-properties fo:margin-left="1.7in" fo:margin-right="1.9in" fo:margin-top="0in" fo:margin-bottom="0in" fo:line-height="0.1799in" fo:text-align="start" style:justify-single-word="false" fo:keep-together="always" fo:text-indent="-0.1in" style:auto-text-indent="false" style:page-number="auto" fo:keep-with-next="always">
        <style:tab-stops/>
      </style:paragraph-properties>
      <style:text-properties style:font-name="Courier New" fo:font-size="12pt" fo:font-weight="normal" style:font-size-asian="14pt" style:font-weight-asian="bold" style:font-size-complex="14pt" style:font-weight-complex="bold"/>
    </style:style>
    <style:style style:name="Signature" style:family="paragraph" style:parent-style-name="Standard" style:class="text">
      <style:paragraph-properties text:number-lines="false" text:line-number="0"/>
    </style:style>
    <style:style style:name="Heading_20_5" style:display-name="Heading 5" style:family="paragraph" style:next-style-name="Heading_20_1" style:list-style-name="" style:class="text" style:master-page-name="">
      <style:paragraph-properties fo:margin-top="0.1701in" fo:margin-bottom="0.1701in" fo:line-height="0.1799in" fo:keep-together="always" fo:orphans="0" fo:widows="0" style:page-number="auto" fo:keep-with-next="always"/>
      <style:text-properties style:font-name="Courier New" fo:font-size="12pt" fo:font-weight="normal" style:font-size-asian="85%" style:font-weight-asian="bold" style:font-size-complex="85%"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master-page-name="Standard">
      <style:paragraph-properties style:page-number="1" fo:break-before="auto" fo:break-after="auto" text:number-lines="false" text:line-number="0">
        <style:tab-stops>
          <style:tab-stop style:position="3.1in" style:type="center"/>
          <style:tab-stop style:position="5.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in" style:type="center"/>
          <style:tab-stop style:position="5.6in" style:type="right"/>
        </style:tab-stops>
      </style:paragraph-properties>
    </style:style>
    <style:style style:name="Heading_20_4" style:display-name="Heading 4" style:family="paragraph" style:next-style-name="Heading_20_1" style:list-style-name="" style:class="text" style:master-page-name="">
      <style:paragraph-properties fo:margin-left="1in" fo:margin-right="1in" fo:margin-top="0in" fo:margin-bottom="0.1701in" fo:line-height="0.1799in" fo:orphans="2" fo:widows="2" fo:text-indent="0in" style:auto-text-indent="false" style:page-number="auto" fo:keep-with-next="auto"/>
      <style:text-properties style:font-name="Courier New" fo:font-size="12pt" fo:font-style="normal" fo:font-weight="normal" style:font-size-asian="85%" style:font-style-asian="italic" style:font-weight-asian="bold" style:font-size-complex="85%" style:font-style-complex="italic" style:font-weight-complex="bold"/>
    </style:style>
    <style:style style:name="Title2" style:family="paragraph" style:class="text">
      <style:paragraph-properties fo:margin-left="5.1in" fo:margin-right="0in" fo:line-height="0.1799in" fo:text-indent="0in" style:auto-text-indent="false"/>
      <style:text-properties style:font-name="Courier New"/>
    </style:style>
    <style:style style:name="Title3" style:family="paragraph" style:next-style-name="Heading_20_1" style:class="text" style:master-page-name="">
      <style:paragraph-properties fo:margin-top="0in" fo:margin-bottom="0.3299in" fo:line-height="0.1799in" fo:text-align="center" style:justify-single-word="false" style:page-number="auto"/>
      <style:text-properties style:font-name="Courier New"/>
    </style:style>
    <style:style style:name="Title1" style:family="paragraph" style:class="text" style:master-page-name="">
      <style:paragraph-properties fo:line-height="0.1799in" fo:text-align="center" style:justify-single-word="false" style:page-number="auto"/>
      <style:text-properties style:font-name="Courier New"/>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2.802in" style:type="center"/>
          <style:tab-stop style:position="5.6043in" style:type="right"/>
        </style:tab-stops>
      </style:paragraph-properties>
    </style:style>
    <style:page-layout style:name="Mpm1">
      <style:page-layout-properties fo:page-width="8.5in" fo:page-height="11in" style:num-format="1" style:print-orientation="portrait" fo:margin-top="0.6in" fo:margin-bottom="0.5in" fo:margin-left="1.9in" fo:margin-right="1.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1in" fo:margin-bottom="0.5in" fo:margin-left="1.9in" fo:margin-right="1.1in"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0.5in" fo:margin-left="0.4in" fo:margin-right="0.3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HE END"<text:tab/><text:tab/><text:page-number text:select-page="current" text:page-adjust="-1">9</text:page-number>.</text:p>
      </style:header>
    </style:master-page>
    <style:master-page style:name="First_20_Page" style:display-name="First Page" style:page-layout-name="Mpm2" style:next-style-name="Standard"/>
    <style:master-page style:name="HTML" style:page-layout-name="Mpm3"/>
    <style:master-page style:name="Cover_20_Page" style:display-name="Cover Page" style:page-layout-name="Mpm4" style:next-style-name="Firs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title>Scr2 Screenwright(R) screenplay formatting template version 1.2.2 for OpenOffice.org 2.x + 3.x</dc:title>
    <dc:description>http://www.9TimeZones.com/scr/#x</dc:description>
    <dc:subject>by Anikó J. Bartos &amp; Alan C. Baird</dc:subject>
    <meta:creation-date>2009-05-06T15:11:03</meta:creation-date>
    <meta:keyword>9TimeZones.com</meta:keyword>
    <meta:editing-cycles>27</meta:editing-cycles>
    <meta:editing-duration>P1DT1H29M56S</meta:editing-duration>
    <meta:print-date>2009-05-07T10:38:39</meta:print-date>
    <dc:date>2012-09-14T13:54:54</dc:date>
    <meta:document-statistic meta:table-count="0" meta:image-count="0" meta:object-count="0" meta:page-count="10" meta:paragraph-count="164" meta:word-count="2097" meta:character-count="12138"/>
    <dc:creator>Owen Swerkstrom</dc:creator>
    <meta:user-defined meta:name="Info 2"/>
    <meta:user-defined meta:name="Info 3"/>
    <meta:user-defined meta:name="Info 4"/>
    <meta:user-defined meta:name="License">opensource</meta:user-defined>
  </office:meta>
</office:document-meta>
</file>